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A20000046B2B7529B0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progressbar/"/>
  <manifest:file-entry manifest:media-type="" manifest:full-path="Object 16/floater/"/>
  <manifest:file-entry manifest:media-type="" manifest:full-path="Object 16/popupmenu/"/>
  <manifest:file-entry manifest:media-type="" manifest:full-path="Object 16/menubar/"/>
  <manifest:file-entry manifest:media-type="" manifest:full-path="Object 16/tool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" manifest:full-path="Object 16/status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progressbar/"/>
  <manifest:file-entry manifest:media-type="" manifest:full-path="Object 19/floater/"/>
  <manifest:file-entry manifest:media-type="" manifest:full-path="Object 19/popupmenu/"/>
  <manifest:file-entry manifest:media-type="" manifest:full-path="Object 19/menubar/"/>
  <manifest:file-entry manifest:media-type="" manifest:full-path="Object 19/tool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" manifest:full-path="Object 19/status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progressbar/"/>
  <manifest:file-entry manifest:media-type="" manifest:full-path="Object 21/floater/"/>
  <manifest:file-entry manifest:media-type="" manifest:full-path="Object 21/popupmenu/"/>
  <manifest:file-entry manifest:media-type="" manifest:full-path="Object 21/menubar/"/>
  <manifest:file-entry manifest:media-type="" manifest:full-path="Object 21/tool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" manifest:full-path="Object 21/status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accelerator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pr1" style:family="presentation" style:parent-style-name="Blackboard1-title">
      <style:graphic-properties draw:auto-grow-height="true" fo:min-height="3.507cm"/>
    </style:style>
    <style:style style:name="pr2" style:family="presentation" style:parent-style-name="Blackboard1-outline1">
      <style:graphic-properties fo:min-height="13.61cm"/>
    </style:style>
    <style:style style:name="pr3" style:family="presentation" style:parent-style-name="Blackboard1-notes">
      <style:graphic-properties draw:fill-color="#ffffff" draw:auto-grow-height="true" fo:min-height="12.573cm"/>
    </style:style>
    <style:style style:name="pr4" style:family="presentation" style:parent-style-name="Blackboard1-title">
      <style:graphic-properties fo:min-height="3.256cm"/>
    </style:style>
    <style:style style:name="pr5" style:family="presentation" style:parent-style-name="Blackboard1-notes">
      <style:graphic-properties draw:fill-color="#ffffff" fo:min-height="12.32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paragraph-properties fo:margin-top="0.6cm" fo:margin-bottom="1.1cm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579d1c"/>
    </style:style>
    <style:style style:name="T4" style:family="text">
      <style:text-properties fo:font-family="'Times New Roman'" style:font-family-generic="roman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5" style:family="text">
      <style:text-properties fo:font-family="'Comic Sans MS'" style:font-family-generic="script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6" style:family="text">
      <style:text-properties fo:font-family="'Times New Roman'" style:font-style-name="Normal" style:font-family-generic="roman" style:font-family-asian="'Times New Roman'" style:font-style-name-asian="Normal" style:font-family-generic-asian="roman" style:font-family-complex="'Times New Roman'" style:font-style-name-complex="Normal" style:font-family-generic-complex="roman" style:text-overline-style="solid" style:text-overline-type="double" style:text-overline-width="auto" style:text-overline-color="font-color"/>
    </style:style>
    <style:style style:name="T7" style:family="text">
      <style:text-properties fo:font-family="'Comic Sans MS'" style:font-family-generic="script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8" style:family="text">
      <style:text-properties fo:font-family="'Comic Sans MS'" style:font-family-generic="script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9" style:family="text">
      <style:text-properties fo:font-family="'Times New Roman'" style:font-family-generic="roman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10" style:family="text">
      <style:text-properties fo:font-family="'Times New Roman'" style:font-style-name="Normal" style:font-family-generic="roman" style:font-family-asian="'Times New Roman'" style:font-style-name-asian="Normal" style:font-family-generic-asian="roman" style:font-family-complex="'Times New Roman'" style:font-style-name-complex="Normal" style:font-family-generic-complex="roman" style:text-overline-style="solid" style:text-overline-type="double" style:text-overline-width="auto" style:text-overline-color="font-color"/>
    </style:style>
    <style:style style:name="T11" style:family="text"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italic" style:font-weight-asian="normal" style:font-family-complex="'DejaVu Sans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Blackboard1" presentation:presentation-page-layout-name="AL1T1">
        <office:forms form:automatic-focus="false" form:apply-design-mode="false"/>
        <draw:frame presentation:style-name="pr1" draw:text-style-name="P1" draw:layer="layout" svg:width="25.199cm" svg:height="6.487cm" svg:x="1.401cm" svg:y="0.635cm" presentation:class="title" presentation:user-transformed="true">
          <draw:text-box>
            <text:p><text:span text:style-name="T1">Estado térmico da </text:span><text:span text:style-name="T1"><text:line-break/></text:span><text:span text:style-name="T1">litosfera subcrustal</text:span></text:p>
          </draw:text-box>
        </draw:frame>
        <draw:frame presentation:style-name="pr2" draw:text-style-name="P2" draw:layer="layout" svg:width="25.199cm" svg:height="9.525cm" svg:x="1.401cm" svg:y="10.16cm" presentation:class="outline" presentation:user-transformed="true">
          <draw:text-box>
            <text:p text:style-name="P2"><text:span text:style-name="T2">Leonardo Uieda</text:span></text:p>
            <text:p text:style-name="P2"/>
            <text:p text:style-name="P2">15 de Outubro de 2010</text:p>
            <text:p text:style-name="P2">Observatório Nacion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  <text:list-item>
                    <text:p><text:s/>Variação da condutividade com a tempera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onto de partida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6">λ</text:span><text:span text:style-name="T7"> = condutividade térmica (tensor)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6">λ</text:span><text:span text:style-name="T7"> = condutividade térmica (tensor)</text:span></text:p>
              </text:list-item>
              <text:list-item>
                <text:p><text:span text:style-name="T8"><text:s/></text:span><text:span text:style-name="T9">c</text:span><text:span text:style-name="T8"> = calor específico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2" draw:layer="layout" svg:width="12.435cm" svg:height="2.998cm" svg:x="7.792cm" svg:y="7.80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10">λ</text:span><text:span text:style-name="T8"> = condutividade térmica (tensor)</text:span></text:p>
              </text:list-item>
              <text:list-item>
                <text:p><text:span text:style-name="T8"><text:s/></text:span><text:span text:style-name="T9">c</text:span><text:span text:style-name="T8"> = calor específico</text:span></text:p>
              </text:list-item>
              <text:list-item>
                <text:p><text:span text:style-name="T8"><text:s/></text:span><text:span text:style-name="T9">A</text:span><text:span text:style-name="T8"> = geração de calor radiogênic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11"><text:s/></text:span><text:span text:style-name="T11">Regime estacionário</text:span></text:p>
              </text:list-item>
            </text:list>
          </draw:text-box>
        </draw:frame>
        <draw:frame draw:style-name="gr2" draw:layer="layout" svg:width="3.898cm" svg:height="2.99cm" svg:x="21.313cm" svg:y="5.26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11"><text:s/></text:span><text:span text:style-name="T11">Regime estacionário</text:span></text:p>
                <text:p text:style-name="P3"><text:span text:style-name="T11"/></text:p>
              </text:list-item>
              <text:list-item>
                <text:p text:style-name="P3"><text:span text:style-name="T11"><text:s/></text:span><text:span text:style-name="T11">Meio isotrópico</text:span></text:p>
                <text:p text:style-name="P3"><text:span text:style-name="T11"/></text:p>
                <text:p text:style-name="P3"><text:span text:style-name="T11"/></text:p>
              </text:list-item>
            </text:list>
          </draw:text-box>
        </draw:frame>
        <draw:frame draw:style-name="gr2" draw:layer="layout" svg:width="3.898cm" svg:height="2.99cm" svg:x="21.313cm" svg:y="5.26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3.495cm" svg:height="1.52cm" svg:x="21.515cm" svg:y="11.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11"><text:s/></text:span><text:span text:style-name="T11">Regime estacionário</text:span></text:p>
                <text:p text:style-name="P3"><text:span text:style-name="T11"/></text:p>
              </text:list-item>
              <text:list-item>
                <text:p text:style-name="P3"><text:span text:style-name="T11"><text:s/></text:span><text:span text:style-name="T11">Meio isotrópico</text:span></text:p>
                <text:p text:style-name="P3"><text:span text:style-name="T11"/></text:p>
              </text:list-item>
              <text:list-item>
                <text:p text:style-name="P3"><text:span text:style-name="T11"><text:s/></text:span><text:span text:style-name="T11">Condutividade é função de </text:span><text:span text:style-name="T12">T</text:span></text:p>
              </text:list-item>
            </text:list>
          </draw:text-box>
        </draw:frame>
        <draw:frame draw:style-name="gr2" draw:layer="layout" svg:width="3.898cm" svg:height="2.99cm" svg:x="21.313cm" svg:y="5.2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495cm" svg:height="1.52cm" svg:x="21.515cm" svg:y="11.1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615cm" svg:height="1.455cm" svg:x="20.955cm" svg:y="16.51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draw:style-name="gr2" draw:layer="layout" svg:width="16.735cm" svg:height="2.18cm" svg:x="5.633cm" svg:y="9.52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presentation:style-name="pr2" draw:text-style-name="P4" draw:layer="layout" svg:width="25.199cm" svg:height="4.97cm" svg:x="1.402cm" svg:y="13.97cm" presentation:class="outline" presentation:user-transformed="true">
          <draw:text-box>
            <text:p text:style-name="P2"><text:span text:style-name="T2">Como resolver?</text:span></text:p>
          </draw:text-box>
        </draw:frame>
        <draw:frame draw:style-name="gr2" draw:layer="layout" svg:width="16.735cm" svg:height="2.18cm" svg:x="5.634cm" svg:y="9.52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udança de variávei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3.985cm" svg:height="3.236cm" svg:x="7.008cm" svg:y="10.795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3.985cm" svg:height="3.236cm" svg:x="7.008cm" svg:y="10.79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8.523cm" svg:height="3.372cm" svg:x="2.907cm" svg:y="15.67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13.985cm" svg:height="3.236cm" svg:x="7.008cm" svg:y="10.79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8.523cm" svg:height="3.372cm" svg:x="2.907cm" svg:y="15.67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8.729cm" svg:height="3.236cm" svg:x="16.51cm" svg:y="15.814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7.613cm" svg:height="1.577cm" svg:x="2.951cm" svg:y="6.515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13.492cm" svg:height="1.763cm" svg:x="7.254cm" svg:y="11.43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394cm" svg:height="3.167cm" svg:x="10.803cm" svg:y="15.87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3.492cm" svg:height="1.763cm" svg:x="7.254cm" svg:y="11.431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6.394cm" svg:height="3.167cm" svg:x="10.803cm" svg:y="15.87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13.492cm" svg:height="1.763cm" svg:x="7.254cm" svg:y="11.43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3">a</text:span> ord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394cm" svg:height="3.167cm" svg:x="10.803cm" svg:y="15.87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13.492cm" svg:height="1.763cm" svg:x="7.254cm" svg:y="11.4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3">a</text:span> ordem</text:p>
              </text:list-item>
              <text:list-item>
                <text:p><text:s/>Line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boar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boar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bo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1-outline1" style:family="presentation">
      <style:graphic-properties draw:stroke="none" draw:fill="none" draw:auto-grow-height="false" draw:fit-to-size="shrink-to-fit">
        <text:list-style style:name="Blackboard1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outline2" style:family="presentation" style:parent-style-name="Blackboard1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Blackboard1-outline3" style:family="presentation" style:parent-style-name="Blackboard1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Blackboard1-outline4" style:family="presentation" style:parent-style-name="Blackboard1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5" style:family="presentation" style:parent-style-name="Blackboard1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6" style:family="presentation" style:parent-style-name="Blackboard1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7" style:family="presentation" style:parent-style-name="Blackboard1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8" style:family="presentation" style:parent-style-name="Blackboard1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9" style:family="presentation" style:parent-style-name="Blackboard1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subtitle" style:family="presentation">
      <style:graphic-properties draw:stroke="none" draw:fill="none" draw:textarea-vertical-align="middle">
        <text:list-style style:name="Blackbo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title" style:family="presentation">
      <style:graphic-properties draw:stroke="none" draw:fill="none" draw:textarea-vertical-align="middle">
        <text:list-style style:name="Blackbo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ckboard1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board1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ckboar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ckboard1" style:page-layout-name="PM1" draw:style-name="Mdp1">
      <office:forms form:automatic-focus="false" form:apply-design-mode="false"/>
      <draw:frame presentation:style-name="Blackboard1-title" draw:layer="backgroundobjects" svg:width="25.199cm" svg:height="3.506cm" svg:x="1.4cm" svg:y="0.837cm" presentation:class="title" presentation:placeholder="true">
        <draw:text-box/>
      </draw:frame>
      <draw:frame presentation:style-name="Blackboard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ckboard1-title" draw:layer="backgroundobjects" svg:width="13.968cm" svg:height="10.476cm" svg:x="3.81cm" svg:y="2.123cm" presentation:class="page"/>
        <draw:frame presentation:style-name="Blackboar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21:50:42</meta:creation-date>
    <meta:editing-duration>PT01H06M11S</meta:editing-duration>
    <meta:editing-cycles>29</meta:editing-cycles>
    <meta:generator>OpenOffice.org/3.2$Unix OpenOffice.org_project/320m12$Build-9483</meta:generator>
    <dc:title>Blackboard</dc:title>
    <meta:initial-creator>Leonardo Uieda</meta:initial-creator>
    <dc:date>2010-10-14T00:18:22</dc:date>
    <dc:creator>Leonardo Uieda</dc:creator>
    <meta:document-statistic meta:object-count="186"/>
    <meta:template xlink:type="simple" xlink:actuate="onRequest" xlink:title="Blackboard" xlink:href="../../../home/leo/.openoffice.org/3/user/template/Blackboard1.otp" meta:date="2010-10-13T21:50:27"/>
  </office:meta>
</office:document-meta>
</file>

<file path=Object 1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10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1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2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13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14/content.xml><?xml version="1.0" encoding="utf-8"?>
<math xmlns="http://www.w3.org/1998/Math/MathML">
  <semantics>
    <mstyle color="white">
      <mrow>
        <mrow>
          <mrow>
            <mo stretchy="false">λ</mo>
            <mi mathvariant="normal">=</mi>
            <mo stretchy="false">λ</mo>
          </mrow>
          <mrow>
            <mo stretchy="false">(</mo>
            <mi>T</mi>
            <mo stretchy="false">)</mo>
          </mrow>
        </mrow>
      </mrow>
    </mstyle>
    <annotation encoding="StarMath 5.0">color white {

%lambda  = %lambda (T)
}</annotation>
  </semantics>
</math>
</file>

<file path=Object 15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16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17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1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9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2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2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21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22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3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24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row>
            <mi>T</mi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over accent="true">
            <mi mathvariant="normal">∇</mi>
            <mo stretchy="false">ˉ</mo>
          </mover>
          <mi>U</mi>
        </mrow>
      </mrow>
    </mstyle>
    <annotation encoding="StarMath 5.0">color white {

 bar nabla T = {%lambda_0}over{%lambda(T)} bar nabla U

}</annotation>
  </semantics>
</math>
</file>

<file path=Object 25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6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2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8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i mathvariant="normal">⋅</mi>
          <mrow>
            <mi stretchy="false" mathvariant="normal">[</mi>
            <mrow>
              <mo stretchy="false">λ</mo>
              <mrow>
                <mo stretchy="false">(</mo>
                <mi>T</mi>
                <mo stretchy="false">)</mo>
              </mrow>
              <mover accent="true">
                <mi mathvariant="normal">∇</mi>
                <mo stretchy="false">ˉ</mo>
              </mover>
              <mi>T</mi>
            </mrow>
            <mi stretchy="false" mathvariant="normal">]</mi>
          </mrow>
        </mrow>
      </mrow>
    </mstyle>
    <annotation encoding="StarMath 5.0">color white {
 
bar nabla cdot [%lambda(T) bar nabla T]
}</annotation>
  </semantics>
</math>
</file>

<file path=Object 29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30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1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2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3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4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5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6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 {%lambda(T)} {%lambda_0}over{ {%lambda(T)}} bar nabla U] = -A


}</annotation>
  </semantics>
</math>
</file>

<file path=Object 4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5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7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8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9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